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string" calcext:value-type="string">
            <text:p>R2Fix</text:p>
          </table:table-cell>
          <table:table-cell office:value-type="float" office:value="73200" calcext:value-type="float">
            <text:p>73200</text:p>
          </table:table-cell>
          <table:table-cell table:formula="of:=[.B2]/[.B3]*[.B1]" office:value-type="float" office:value="170.765027322404" calcext:value-type="float">
            <text:p>170.765027322404</text:p>
          </table:table-cell>
        </table:table-row>
        <table:table-row table:style-name="ro1">
          <table:table-cell office:value-type="string" calcext:value-type="string">
            <text:p>R2VarB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R2Var</text:p>
          </table:table-cell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office:value-type="string" calcext:value-type="string">
            <text:p>R2Eff</text:p>
          </table:table-cell>
          <table:table-cell table:formula="of:=1/(1/[.B3]+1/([.B4]+[.B5]))" office:value-type="float" office:value="69040.5216581276" calcext:value-type="float">
            <text:p>69040.5216581276</text:p>
          </table:table-cell>
          <table:table-cell table:formula="of:=[.B2]/[.B6]*[.B1]" office:value-type="float" office:value="181.053093166026" calcext:value-type="float">
            <text:p>181.053093166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11:31.844316351</meta:creation-date>
    <dc:date>2025-02-06T09:17:04.939734299</dc:date>
    <meta:editing-duration>PT5M33S</meta:editing-duration>
    <meta:editing-cycles>1</meta:editing-cycles>
    <meta:document-statistic meta:table-count="1" meta:cell-count="14" meta:object-count="0"/>
    <meta:generator>LibreOffice/7.4.1.2$MacOSX_AARCH64 LibreOffice_project/3c58a8f3a960df8bc8fd77b461821e42c061c5f0</meta:generator>
  </office:meta>
</office:document-meta>
</file>